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fo:min-height="0.4cm"/>
    </style:style>
    <style:style style:name="gr3" style:family="graphic" style:parent-style-name="objectwithoutfill">
      <style:graphic-properties svg:stroke-width="0.051cm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0.063cm"/>
    </style:style>
    <style:style style:name="gr5" style:family="graphic" style:parent-style-name="standard">
      <style:graphic-properties draw:stroke="none" draw:fill="none" fo:min-height="0.243cm"/>
    </style:style>
    <style:style style:name="gr6" style:family="graphic" style:parent-style-name="standard">
      <style:graphic-properties draw:stroke="none" draw:fill="none" fo:min-height="0.124cm"/>
    </style:style>
    <style:style style:name="gr7" style:family="graphic" style:parent-style-name="objectwithoutfill">
      <style:graphic-properties draw:marker-end="Arrow" draw:marker-end-width="0.203cm" draw:fill="none" draw:textarea-vertical-align="middle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32cm" svg:height="3.048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048cm" svg:height="3.048cm" svg:x="6.98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94cm" svg:height="0.65cm" svg:x="7.102cm" svg:y="4.753cm">
          <draw:text-box>
            <text:p text:style-name="P1"><text:span text:style-name="T1">Collaboration</text:span></text:p>
          </draw:text-box>
        </draw:frame>
        <draw:frame draw:style-name="gr2" draw:text-style-name="P1" draw:layer="layout" svg:width="2.159cm" svg:height="0.65cm" svg:x="11.765cm" svg:y="4.802cm">
          <draw:text-box>
            <text:p text:style-name="P1"><text:span text:style-name="T1">Appraisal</text:span></text:p>
          </draw:text-box>
        </draw:frame>
        <draw:connector draw:style-name="gr3" draw:text-style-name="P1" draw:layer="layout" svg:x1="12.846cm" svg:y1="7.858cm" svg:x2="8.504cm" svg:y2="7.858cm" draw:start-shape="id1" draw:end-shape="id2" draw:end-glue-point="2" svg:d="M12846 7858v513h-4342v-513" svg:viewBox="0 0 4343 514">
          <text:p/>
        </draw:connector>
        <draw:custom-shape draw:style-name="gr1" draw:text-style-name="P1" draw:layer="layout" svg:width="2.07cm" svg:height="0.384cm" svg:x="11.829cm" svg:y="5.8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4cm" svg:y="5.796cm">
          <draw:text-box>
            <text:p text:style-name="P1"><text:span text:style-name="T2">Relevance</text:span></text:p>
          </draw:text-box>
        </draw:frame>
        <draw:custom-shape draw:style-name="gr1" draw:text-style-name="P1" draw:layer="layout" svg:width="2.07cm" svg:height="0.394cm" svg:x="11.829cm" svg:y="6.2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4cm" svg:y="6.178cm">
          <draw:text-box>
            <text:p text:style-name="P1"><text:span text:style-name="T2">Desirability</text:span></text:p>
          </draw:text-box>
        </draw:frame>
        <draw:custom-shape draw:style-name="gr1" draw:text-style-name="P1" draw:layer="layout" svg:width="2.07cm" svg:height="0.4cm" svg:x="11.83cm" svg:y="6.5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413cm" svg:height="0.493cm" svg:x="11.641cm" svg:y="6.554cm">
          <draw:text-box>
            <text:p text:style-name="P1"><text:span text:style-name="T2">Expectedness</text:span></text:p>
          </draw:text-box>
        </draw:frame>
        <draw:custom-shape draw:style-name="gr1" draw:text-style-name="P1" draw:layer="layout" svg:width="2.07cm" svg:height="0.387cm" svg:x="11.829cm" svg:y="6.98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413cm" svg:height="0.493cm" svg:x="11.641cm" svg:y="6.932cm">
          <draw:text-box>
            <text:p text:style-name="P1"><text:span text:style-name="T2">Controllability</text:span></text:p>
          </draw:text-box>
        </draw:frame>
        <draw:connector draw:style-name="gr7" draw:text-style-name="P1" draw:layer="layout" svg:x1="8.504cm" svg:y1="4.81cm" svg:x2="12.846cm" svg:y2="4.81cm" draw:start-shape="id2" draw:start-glue-point="0" draw:end-shape="id1" svg:d="M8504 4810v-513h4342v513" svg:viewBox="0 0 4343 514">
          <text:p/>
        </draw:connector>
        <draw:line draw:style-name="gr8" draw:text-style-name="P1" draw:layer="layout" svg:x1="8.428cm" svg:y1="5.534cm" svg:x2="7.711cm" svg:y2="6.85cm">
          <text:p/>
        </draw:line>
        <draw:line draw:style-name="gr8" draw:text-style-name="P1" draw:layer="layout" svg:x1="8.505cm" svg:y1="5.534cm" svg:x2="9.353cm" svg:y2="6.999cm">
          <text:p/>
        </draw:line>
        <draw:custom-shape draw:style-name="gr1" draw:text-style-name="P1" draw:layer="layout" svg:width="0.231cm" svg:height="0.232cm" svg:x="8.351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24cm" svg:y1="6.002cm" svg:x2="8.505cm" svg:y2="6.46cm">
          <text:p/>
        </draw:line>
        <draw:custom-shape draw:style-name="gr1" draw:text-style-name="P1" xml:id="id3" draw:id="id3" draw:layer="layout" svg:width="0.232cm" svg:height="0.231cm" svg:x="8.096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31cm" svg:height="0.231cm" svg:x="8.624cm" svg:y="5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992cm" svg:y1="6.491cm" svg:x2="8.783cm" svg:y2="6.877cm">
          <text:p/>
        </draw:line>
        <draw:custom-shape draw:style-name="gr1" draw:text-style-name="P1" xml:id="id7" draw:id="id7" draw:layer="layout" svg:width="0.232cm" svg:height="0.232cm" svg:x="8.659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3cm" svg:height="0.232cm" svg:x="9.187cm" svg:y="6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31cm" svg:height="0.232cm" svg:x="8.915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32cm" svg:height="0.232cm" svg:x="8.347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328cm" svg:y1="5.948cm" svg:x2="8.624cm" svg:y2="5.948cm" draw:start-shape="id3" draw:start-glue-point="10" draw:end-shape="id4" draw:end-glue-point="6" svg:d="M8328 5948h296" svg:viewBox="0 0 297 1">
          <text:p/>
        </draw:connector>
        <draw:connector draw:style-name="gr9" draw:text-style-name="P1" draw:layer="layout" svg:x1="8.074cm" svg:y1="6.421cm" svg:x2="8.347cm" svg:y2="6.421cm" draw:start-shape="id5" draw:start-glue-point="10" draw:end-shape="id6" draw:end-glue-point="6" svg:d="M8074 6421h273" svg:viewBox="0 0 274 1">
          <text:p/>
        </draw:connector>
        <draw:custom-shape draw:style-name="gr1" draw:text-style-name="P1" draw:layer="layout" svg:width="0.232cm" svg:height="0.232cm" svg:x="7.5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941cm" svg:y1="6.426cm" svg:x2="8.206cm" svg:y2="6.884cm">
          <text:p/>
        </draw:line>
        <draw:custom-shape draw:style-name="gr1" draw:text-style-name="P1" draw:layer="layout" svg:width="0.23cm" svg:height="0.232cm" svg:x="8.08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32cm" svg:height="0.232cm" svg:x="7.842cm" svg:y="6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891cm" svg:y1="6.915cm" svg:x2="9.187cm" svg:y2="6.915cm" draw:start-shape="id7" draw:start-glue-point="10" draw:end-shape="id8" draw:end-glue-point="6" svg:d="M8891 6915h296" svg:viewBox="0 0 297 1">
          <text:p/>
        </draw:connector>
        <draw:custom-shape draw:style-name="gr1" draw:text-style-name="P1" draw:layer="layout" svg:width="2.07cm" svg:height="0.384cm" svg:x="7.46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7.286cm" svg:y="7.197cm">
          <draw:text-box>
            <text:p text:style-name="P1"><text:span text:style-name="T2">Goal 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5-12-05T14:34:14.827583116</dc:date>
    <meta:editing-duration>PT55M3S</meta:editing-duration>
    <meta:editing-cycles>16</meta:editing-cycles>
    <meta:generator>LibreOffice/4.2.8.2$Linux_X86_64 LibreOffice_project/420m0$Build-2</meta:generator>
    <meta:document-statistic meta:object-count="34"/>
  </office:meta>
</office:document-meta>
</file>